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3492in"/>
    </style:style>
    <style:style style:name="co2" style:family="table-column">
      <style:table-column-properties fo:break-before="auto" style:column-width="4.1528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398in"/>
    </style:style>
    <style:style style:name="co6" style:family="table-column">
      <style:table-column-properties fo:break-before="auto" style:column-width="1.1618in"/>
    </style:style>
    <style:style style:name="co7" style:family="table-column">
      <style:table-column-properties fo:break-before="auto" style:column-width="1.0528in"/>
    </style:style>
    <style:style style:name="co8" style:family="table-column">
      <style:table-column-properties fo:break-before="auto" style:column-width="0.8701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()=&quot;x&quot;" style:apply-style-name="Untitled1" style:base-cell-address="Sheet1.C1"/>
    </style:style>
    <style:style style:name="ce4" style:family="table-cell" style:parent-style-name="Default" style:data-style-name="N100">
      <style:text-properties fo:font-weight="bold" style:font-weight-asian="bold" style:font-weight-complex="bold"/>
      <style:map style:condition="cell-content()=&quot;x&quot;" style:apply-style-name="Untitled1" style:base-cell-address="Sheet1.C1"/>
    </style:style>
    <style:style style:name="ce5" style:family="table-cell" style:parent-style-name="Default" style:data-style-name="N100">
      <style:text-properties fo:font-weight="normal" style:font-weight-asian="normal" style:font-weight-complex="normal"/>
      <style:map style:condition="cell-content()=&quot;x&quot;" style:apply-style-name="Untitled1" style:base-cell-address="Sheet1.C1"/>
    </style:style>
    <style:style style:name="ce6" style:family="table-cell" style:parent-style-name="Default">
      <style:map style:condition="cell-content()=&quot;x&quot;" style:apply-style-name="Untitled1" style:base-cell-address="Sheet1.C1"/>
    </style:style>
    <style:style style:name="ce7" style:family="table-cell" style:parent-style-name="Default" style:data-style-name="N100">
      <style:map style:condition="cell-content()=&quot;x&quot;" style:apply-style-name="Untitled1" style:base-cell-address="Sheet1.C1"/>
    </style:style>
    <style:style style:name="ce8" style:family="table-cell" style:parent-style-name="Default" style:data-style-name="N100">
      <style:map style:condition="cell-content()=&quot;x&quot;" style:apply-style-name="Untitled1" style:base-cell-address="Sheet1.C6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ext-properties fo:font-weight="bold" style:font-weight-asian="bold" style:font-weight-complex="bold"/>
      <style:map style:condition="cell-content()=&quot;x&quot;" style:apply-style-name="Untitled1" style:base-cell-address="Sheet1.C1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()=&quot;x&quot;" style:apply-style-name="Untitled1" style:base-cell-address="Sheet1.C1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cell-content()=&quot;x&quot;" style:apply-style-name="Untitled1" style:base-cell-address="Sheet1.H1"/>
    </style:style>
    <style:style style:name="ce13" style:family="table-cell" style:parent-style-name="Default" style:data-style-name="N100">
      <style:text-properties fo:font-weight="bold" style:font-weight-asian="bold" style:font-weight-complex="bold"/>
      <style:map style:condition="cell-content()=&quot;x&quot;" style:apply-style-name="Untitled1" style:base-cell-address="Sheet1.H1"/>
    </style:style>
    <style:style style:name="ce14" style:family="table-cell" style:parent-style-name="Default" style:data-style-name="N100">
      <style:text-properties fo:font-weight="normal" style:font-weight-asian="normal" style:font-weight-complex="normal"/>
      <style:map style:condition="cell-content()=&quot;x&quot;" style:apply-style-name="Untitled1" style:base-cell-address="Sheet1.H1"/>
    </style:style>
    <style:style style:name="ce15" style:family="table-cell" style:parent-style-name="Default">
      <style:map style:condition="cell-content()=&quot;x&quot;" style:apply-style-name="Untitled1" style:base-cell-address="Sheet1.H1"/>
    </style:style>
    <style:style style:name="ce16" style:family="table-cell" style:parent-style-name="Default" style:data-style-name="N100">
      <style:map style:condition="cell-content()=&quot;x&quot;" style:apply-style-name="Untitled1" style:base-cell-address="Sheet1.H1"/>
    </style:style>
    <style:style style:name="ce17" style:family="table-cell" style:parent-style-name="Default" style:data-style-name="N100">
      <style:text-properties fo:font-weight="bold" style:font-weight-asian="bold" style:font-weight-complex="bold"/>
      <style:map style:condition="cell-content()=&quot;x&quot;" style:apply-style-name="Untitled1" style:base-cell-address="Sheet1.H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4" table:default-cell-style-name="ce7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4" table:number-columns-repeated="1013" table:default-cell-style-name="Default"/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Implementation</text:p>
          </table:table-cell>
          <table:covered-table-cell table:number-columns-repeated="2" table:style-name="ce10"/>
          <table:table-cell table:style-name="ce11" office:value-type="string" calcext:value-type="string" table:number-columns-spanned="2" table:number-rows-spanned="1">
            <text:p>Tests</text:p>
          </table:table-cell>
          <table:covered-table-cell table:style-name="ce10"/>
          <table:table-cell table:style-name="ce12" office:value-type="string" calcext:value-type="string" table:number-columns-spanned="2" table:number-rows-spanned="1">
            <text:p>Tested functionality fixed</text:p>
          </table:table-cell>
          <table:covered-table-cell table:style-name="ce17"/>
          <table:table-cell table:style-name="ce1" office:value-type="string" calcext:value-type="string">
            <text:p>Important (Z)</text:p>
          </table:table-cell>
          <table:table-cell table:style-name="ce1" office:value-type="string" calcext:value-type="string">
            <text:p>Locked by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4" office:value-type="string" calcext:value-type="string">
            <text:p>Basic aspects</text:p>
          </table:table-cell>
          <table:table-cell table:style-name="ce4" office:value-type="string" calcext:value-type="string">
            <text:p>Generator</text:p>
          </table:table-cell>
          <table:table-cell table:style-name="ce4" office:value-type="string" calcext:value-type="string">
            <text:p>Data flow</text:p>
          </table:table-cell>
          <table:table-cell table:style-name="ce4" office:value-type="string" calcext:value-type="string">
            <text:p>EX</text:p>
          </table:table-cell>
          <table:table-cell table:style-name="ce4" office:value-type="string" calcext:value-type="string">
            <text:p>TS</text:p>
          </table:table-cell>
          <table:table-cell table:style-name="ce13" office:value-type="string" calcext:value-type="string">
            <text:p>EX</text:p>
          </table:table-cell>
          <table:table-cell table:style-name="ce13" office:value-type="string" calcext:value-type="string">
            <text:p>TS</text:p>
          </table:table-cell>
          <table:table-cell table:style-name="ce1"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Using external libraries e.g. iostream, cstdlib (make a proper hello world using libraries)</text:p>
          </table:table-cell>
          <table:table-cell table:style-name="ce5" table:number-columns-repeated="5"/>
          <table:table-cell table:style-name="ce14" table:number-columns-repeated="2"/>
          <table:table-cell table:style-name="ce2"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ntrolling generation (to header or to cpp)</text:p>
          </table:table-cell>
          <table:table-cell table:style-name="ce6" table:number-columns-repeated="5"/>
          <table:table-cell table:style-name="ce15" table:number-columns-repeated="2"/>
          <table:table-cell table:style-name="ce1" office:value-type="string" calcext:value-type="string">
            <text:p>X – very much</text:p>
          </table:table-cell>
          <table:table-cell table:style-name="ce1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amespac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lass construction/destruction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lass member visibility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his keyword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nheritance (single/multiple)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Virtual fun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Variable declaration (class)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Variable initialization (class)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Exceptions throw and try/catch/catch...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heck that the code (inside a try, or a function) <text:s/>throws an exception, and that it is handled</text:p>
          </table:table-cell>
          <table:table-cell table:number-columns-repeated="102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ass member visibility</text:p>
          </table:table-cell>
          <table:table-cell table:number-columns-repeated="102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overloaded fun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tatic member access</text:p>
          </table:table-cell>
          <table:table-cell table:number-columns-repeated="102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ointers to classes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new/operator new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initializer lists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static members (data/functions)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ure virtual fun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ccessing class members and fun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Using namespace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Class templat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Unsafe cas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dynamic_cast/reinterpret_cast/static_cast/const_cast</text:p>
          </table:table-cell>
          <table:table-cell table:number-columns-repeated="102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Constness of class types (and const member functions)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sizeof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typedefs</text:p>
          </table:table-cell>
          <table:table-cell table:number-columns-repeated="102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explicit constructors</text:p>
          </table:table-cell>
          <table:table-cell table:number-columns-repeated="102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Operator overloading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reprocessor definitions (define/ifdef)</text:p>
          </table:table-cell>
          <table:table-cell table:number-columns-repeated="102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auto/decltype</text:p>
          </table:table-cell>
          <table:table-cell table:number-columns-repeated="102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typeid (type of expression)</text:p>
          </table:table-cell>
          <table:table-cell table:number-columns-repeated="102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range based for loop</text:p>
          </table:table-cell>
          <table:table-cell table:number-columns-repeated="102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Allow implicit conversions of classes (via single-argument constructors, assignment operator, typecast operator = ) or forbid it</text:p>
          </table:table-cell>
          <table:table-cell table:number-columns-repeated="102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Explicit type casting operator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namespace aliasing</text:p>
          </table:table-cell>
          <table:table-cell table:number-columns-repeated="102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inline member functions</text:p>
          </table:table-cell>
          <table:table-cell table:number-columns-repeated="102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function parameter default values</text:p>
          </table:table-cell>
          <table:table-cell table:number-columns-repeated="102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rotoypes of classes</text:p>
          </table:table-cell>
          <table:table-cell table:number-columns-repeated="102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function templates</text:p>
          </table:table-cell>
          <table:table-cell table:number-columns-repeated="7"/>
          <table:table-cell office:value-type="string" calcext:value-type="string">
            <text:p>xi</text:p>
          </table:table-cell>
          <table:table-cell table:number-columns-repeated="101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Non-type template arguments (multiply an argument without even knowing if you can multiply it)</text:p>
          </table:table-cell>
          <table:table-cell table:number-columns-repeated="102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name visibility (scopes)</text:p>
          </table:table-cell>
          <table:table-cell table:number-columns-repeated="102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array initializer</text:p>
          </table:table-cell>
          <table:table-cell table:number-columns-repeated="102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delete/delete[]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operator delete</text:p>
          </table:table-cell>
          <table:table-cell table:number-columns-repeated="102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member function with template</text:p>
          </table:table-cell>
          <table:table-cell table:number-columns-repeated="102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ember function using class template as a parameter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overloading constructors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const member functions (can only call const operations on const type)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virtual destructors, not pure!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copy constructor and assignment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move consructor and assignment</text:p>
          </table:table-cell>
          <table:table-cell table:number-columns-repeated="102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Implicit members (delete/default keywords)</text:p>
          </table:table-cell>
          <table:table-cell table:number-columns-repeated="102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friend fun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friend classes</text:p>
          </table:table-cell>
          <table:table-cell table:number-columns-repeated="102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explicit calling function of supertype (with muliple inheritance), also check if this is needed</text:p>
          </table:table-cell>
          <table:table-cell table:number-columns-repeated="102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Check: don't inherit assignment operators, destructor, constructors, friends</text:p>
          </table:table-cell>
          <table:table-cell table:number-columns-repeated="102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typecast operators</text:p>
          </table:table-cell>
          <table:table-cell table:style-name="ce6" table:number-columns-repeated="5"/>
          <table:table-cell table:style-name="ce15" table:number-columns-repeated="2"/>
          <table:table-cell table:number-columns-repeated="1015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uniform initialization</text:p>
          </table:table-cell>
          <table:table-cell table:number-columns-repeated="1022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class template specialization (template&lt;&gt; class myclass&lt;int&gt;)</text:p>
          </table:table-cell>
          <table:table-cell table:number-columns-repeated="1022"/>
        </table:table-row>
        <table:table-row table:style-name="ro2" table:number-rows-repeated="28">
          <table:table-cell table:number-columns-repeated="2"/>
          <table:table-cell table:style-name="ce6" table:number-columns-repeated="5"/>
          <table:table-cell table:style-name="ce15" table:number-columns-repeated="2"/>
          <table:table-cell table:number-columns-repeated="1015"/>
        </table:table-row>
        <table:table-row table:style-name="ro2" table:number-rows-repeated="1048482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ce9" table:number-columns-repeated="7"/>
          <table:table-cell table:number-columns-repeated="1015"/>
        </table:table-row>
        <table:table-row table:style-name="ro2">
          <table:table-cell table:number-columns-repeated="2"/>
          <table:table-cell table:style-name="ce9" table:number-columns-repeated="7"/>
          <table:table-cell table:number-columns-repeated="1015"/>
        </table:table-row>
        <calcext:conditional-formats>
          <calcext:conditional-format calcext:target-range-address="Sheet1.E1:Sheet1.G1048573 Sheet1.C1:Sheet1.D5 Sheet1.C7:Sheet1.D1048573">
            <calcext:condition calcext:apply-style-name="Untitled1" calcext:value="=&quot;x&quot;" calcext:base-cell-address="Sheet1.C1"/>
          </calcext:conditional-format>
          <calcext:conditional-format calcext:target-range-address="Sheet1.C6:Sheet1.D6">
            <calcext:condition calcext:apply-style-name="Untitled1" calcext:value="=&quot;x&quot;" calcext:base-cell-address="Sheet1.C6"/>
          </calcext:conditional-format>
          <calcext:conditional-format calcext:target-range-address="Sheet1.H1:Sheet1.I1048573">
            <calcext:condition calcext:apply-style-name="Untitled1" calcext:value="=&quot;x&quot;" calcext:base-cell-address="Sheet1.H1"/>
          </calcext:conditional-format>
        </calcext:conditional-formats>
      </table:table>
      <table:named-expressions/>
      <table:database-ranges>
        <table:database-range table:name="__Anonymous_Sheet_DB__0" table:target-range-address="Sheet1.B40:Sheet1.B104857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8000"/>
    </style:style>
    <style:style style:name="Grey" style:family="table-cell" style:parent-style-name="Default">
      <style:table-cell-properties fo:background-color="#c0c0c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/00/0000</text:date>, <text:time style:data-style-name="N2" text:time-value="20:33:31.3323776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16:07:17.768901913</meta:creation-date>
    <dc:date>2014-10-29T20:32:06.126980944</dc:date>
    <meta:editing-duration>PT14H36M1S</meta:editing-duration>
    <meta:editing-cycles>28</meta:editing-cycles>
    <meta:generator>LibreOffice/4.2.6.3$Linux_X86_64 LibreOffice_project/420m0$Build-3</meta:generator>
    <meta:document-statistic meta:table-count="1" meta:cell-count="193" meta:object-count="0"/>
  </office:meta>
</office:document-meta>
</file>